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Landscape">
      <style:table-properties style:width="25.7cm" style:page-number="auto" table:align="margins"/>
    </style:style>
    <style:style style:name="Tabla1.A" style:family="table-column">
      <style:table-column-properties style:column-width="3.212cm" style:rel-column-width="1821*"/>
    </style:style>
    <style:style style:name="Tabla1.D" style:family="table-column">
      <style:table-column-properties style:column-width="4.334cm" style:rel-column-width="2457*"/>
    </style:style>
    <style:style style:name="Tabla1.E" style:family="table-column">
      <style:table-column-properties style:column-width="3.043cm" style:rel-column-width="1725*"/>
    </style:style>
    <style:style style:name="Tabla1.F" style:family="table-column">
      <style:table-column-properties style:column-width="3.281cm" style:rel-column-width="1860*"/>
    </style:style>
    <style:style style:name="Tabla1.G" style:family="table-column">
      <style:table-column-properties style:column-width="2.193cm" style:rel-column-width="1243*"/>
    </style:style>
    <style:style style:name="Tabla1.H" style:family="table-column">
      <style:table-column-properties style:column-width="3.214cm" style:rel-column-width="1822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H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H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0.646cm"/>
    </style:style>
    <style:style style:name="P1" style:family="paragraph" style:parent-style-name="Table_20_Contents">
      <style:text-properties officeooo:rsid="000aaacc" officeooo:paragraph-rsid="000aaacc"/>
    </style:style>
    <style:style style:name="P2" style:family="paragraph" style:parent-style-name="Table_20_Contents">
      <style:text-properties officeooo:paragraph-rsid="000aaacc"/>
    </style:style>
    <style:style style:name="P3" style:family="paragraph" style:parent-style-name="Table_20_Contents">
      <style:text-properties officeooo:rsid="000c4b4c" officeooo:paragraph-rsid="000c4b4c"/>
    </style:style>
    <style:style style:name="P4" style:family="paragraph" style:parent-style-name="Standard">
      <style:text-properties officeooo:rsid="000aaacc" officeooo:paragraph-rsid="000aaacc"/>
    </style:style>
    <style:style style:name="T1" style:family="text">
      <style:text-properties officeooo:rsid="000aaa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1">TIPO</text:p>
          </table:table-cell>
          <table:table-cell table:style-name="Tabla1.A1" office:value-type="string">
            <text:p text:style-name="P1">NºSOCIOS</text:p>
          </table:table-cell>
          <table:table-cell table:style-name="Tabla1.A1" office:value-type="string">
            <text:p text:style-name="P1">CAPITAL MIN</text:p>
          </table:table-cell>
          <table:table-cell table:style-name="Tabla1.A1" office:value-type="string">
            <text:p text:style-name="P1">RESPONSABILIDAD</text:p>
          </table:table-cell>
          <table:table-cell table:style-name="Tabla1.A1" office:value-type="string">
            <text:p text:style-name="P1">IMPUESTOS</text:p>
          </table:table-cell>
          <table:table-cell table:style-name="Tabla1.A1" office:value-type="string">
            <text:p text:style-name="P1">REGISTRO</text:p>
          </table:table-cell>
          <table:table-cell table:style-name="Tabla1.A1" office:value-type="string">
            <text:p text:style-name="P1"/>
          </table:table-cell>
          <table:table-cell table:style-name="Tabla1.H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EMPRESARIO INDIVIDUAL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NO</text:p>
          </table:table-cell>
          <table:table-cell table:style-name="Tabla1.A2" office:value-type="string">
            <text:p text:style-name="P1">PERSONAL E ILIMITADA</text:p>
          </table:table-cell>
          <table:table-cell table:style-name="Tabla1.A2" office:value-type="string">
            <text:p text:style-name="P1">IRPF IMPUESTO PROGRESIVO</text:p>
          </table:table-cell>
          <table:table-cell table:style-name="Tabla1.A2" office:value-type="string">
            <text:p text:style-name="P1">MERCANTIL VOLUNTARIO</text:p>
          </table:table-cell>
          <table:table-cell table:style-name="Tabla1.A2" office:value-type="string">
            <text:p text:style-name="P1">ALTA EN RETA</text:p>
          </table:table-cell>
          <table:table-cell table:style-name="Tabla1.H2" office:value-type="string">
            <text:p text:style-name="Table_20_Contents"/>
          </table:table-cell>
        </table:table-row>
        <table:table-row table:style-name="Tabla1.3">
          <table:table-cell table:style-name="Tabla1.A2" office:value-type="string">
            <text:p text:style-name="P1">EMPRENDEDOR DE RESPONSABILIDAD LIMITADA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NO</text:p>
          </table:table-cell>
          <table:table-cell table:style-name="Tabla1.A2" office:value-type="string">
            <text:p text:style-name="P1">LIMITADA, PROTEGIDA LA VIVIENDA DEL EMPRENDEDOR HASTA LOS 300MIL€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NO PUEDEN LAS PERSONAS QUE HAYAN DEFRAUDADO</text:p>
          </table:table-cell>
          <table:table-cell table:style-name="Tabla1.H2" office:value-type="string">
            <text:p text:style-name="P2">¿Diferencia <text:span text:style-name="T1">CON EMP INDIVIDUAL</text:span>? <text:s/>Limita su responsabilidad por las deudas que contraiga causa del ejercicio de su actividad empresarial o profesional mediante la asunción de esta condición.</text:p>
          </table:table-cell>
        </table:table-row>
        <table:table-row>
          <table:table-cell table:style-name="Tabla1.A2" office:value-type="string">
            <text:p text:style-name="P1">SOCIEDAD DE RESPONSABILIDAD LIMITADA</text:p>
          </table:table-cell>
          <table:table-cell table:style-name="Tabla1.A2" office:value-type="string">
            <text:p text:style-name="P1">MÍN 1</text:p>
          </table:table-cell>
          <table:table-cell table:style-name="Tabla1.A2" office:value-type="string">
            <text:p text:style-name="P1">1€</text:p>
          </table:table-cell>
          <table:table-cell table:style-name="Tabla1.A2" office:value-type="string">
            <text:p text:style-name="P1">NO RESPONDIDA PERSONALMENTE</text:p>
          </table:table-cell>
          <table:table-cell table:style-name="Tabla1.A2" office:value-type="string">
            <text:p text:style-name="P1">TRIBUTACIÓN EN IMPUESTO DE SOCIEDADE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CAPITAL DIVIDIDO EN PARTICIPACIONES, DERECHO DE TANTEO</text:p>
          </table:table-cell>
          <table:table-cell table:style-name="Tabla1.H2" office:value-type="string">
            <text:p text:style-name="P1">S.L O S.R.L</text:p>
          </table:table-cell>
        </table:table-row>
        <table:table-row>
          <table:table-cell table:style-name="Tabla1.A2" office:value-type="string">
            <text:p text:style-name="P1">SOCIEDAD ANÓNIMA</text:p>
          </table:table-cell>
          <table:table-cell table:style-name="Tabla1.A2" office:value-type="string">
            <text:p text:style-name="P1">MÍN 1</text:p>
          </table:table-cell>
          <table:table-cell table:style-name="Tabla1.A2" office:value-type="string">
            <text:p text:style-name="P1">60MIL€</text:p>
          </table:table-cell>
          <table:table-cell table:style-name="Tabla1.A2" office:value-type="string">
            <text:p text:style-name="P1">LIMITADA A LA APORTACIÓN DE CADA SOCIO</text:p>
          </table:table-cell>
          <table:table-cell table:style-name="Tabla1.A2" office:value-type="string">
            <text:p text:style-name="P1">IMPUESTO DE SOCIEDADE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CAPITAL DIVIDIDO EN ACCIONES, <text:soft-page-break/>DERECHO DE TANTEO</text:p>
          </table:table-cell>
          <table:table-cell table:style-name="Tabla1.H2" office:value-type="string">
            <text:p text:style-name="P1">S.A</text:p>
          </table:table-cell>
        </table:table-row>
        <table:table-row>
          <table:table-cell table:style-name="Tabla1.A2" office:value-type="string">
            <text:p text:style-name="P1">SOCIEDAD LABORAL</text:p>
          </table:table-cell>
          <table:table-cell table:style-name="Tabla1.A2" office:value-type="string">
            <text:p text:style-name="P1">MÍN 2</text:p>
          </table:table-cell>
          <table:table-cell table:style-name="Tabla1.A2" office:value-type="string">
            <text:p text:style-name="P1">1€ S.LIMITADA</text:p>
            <text:p text:style-name="P1">.LABORAL</text:p>
            <text:p text:style-name="P1">60MIL€ S.ANONIMA</text:p>
            <text:p text:style-name="P1">.LABORAL</text:p>
            <text:p text:style-name="P3">Ningún socio tiene más de 1/3 de las acciones o participaciones, excepto cuando esté constituida por 2.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Razón social: nombre libre junto a la abreviatura S.L.L. (Sociedad Limitada Laboral) o S.A.L. (Sociedad Anónima Laboral)</text:p>
          </table:table-cell>
          <table:table-cell table:style-name="Tabla1.H2" office:value-type="string">
            <text:p text:style-name="P3">Características específicas de las SA o SL</text:p>
          </table:table-cell>
        </table:table-row>
        <table:table-row>
          <table:table-cell table:style-name="Tabla1.A2" office:value-type="string">
            <text:p text:style-name="P3">SOCIEDAD COOPERATIVA</text:p>
          </table:table-cell>
          <table:table-cell table:style-name="Tabla1.A2" office:value-type="string">
            <text:p text:style-name="P3">MÍN 3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>LIMITADA, DEPENDIENDO DE LOS ESTATUTOS</text:p>
          </table:table-cell>
          <table:table-cell table:style-name="Tabla1.A2" office:value-type="string">
            <text:p text:style-name="P3">IMPUESTO DE SOCIEDADES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Incluir necesariamente en su nombre las palabras “Sociedad Cooperativa de Castilla-La Mancha” o su abreviatura “S. Coop. de C-LM”</text:p>
          </table:table-cell>
          <table:table-cell table:style-name="Tabla1.H2" office:value-type="string">
            <text:p text:style-name="P3">¿ Cómo se reparten los beneficios? Si hay excedente como consecuencia de la actividad el llamado RETORNO COOPERATIVO, se reparte entre los cooperativistas según el trabajo aportado y no según el capital. </text:p>
          </table:table-cell>
        </table:table-row>
      </table:table>
      <text:p text:style-name="Standard"><text:soft-page-break/></text:p>
      <text:p text:style-name="P4">TRADE: ES COMO UN AUTÓNOMO PERO QUE AL MENOS UN 75% DE SUS INGRESOS PROVIENEN DE ACTIVIDAD QUE REALIZAN PARA UNA PERSONA FÍSICA O JURÍDICA</text:p>
      <text:p text:style-name="P4">DEBEN DISPONER DE INFRAESTRUCTURA Y MATERIAL PROPIOS, NO PUEDEN TENER TRABAJADORES A SU CARGO NI SUBCONTRATAS</text:p>
      <text:p text:style-name="P4">DESARROLLAN SU ACTIVIDAD BAJO CRITERIOS ORGANIZATIVOS PROPI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7:55:42.884000000</meta:creation-date>
    <dc:date>2024-10-25T18:12:11.778000000</dc:date>
    <meta:editing-duration>PT4M57S</meta:editing-duration>
    <meta:editing-cycles>1</meta:editing-cycles>
    <meta:document-statistic meta:table-count="1" meta:image-count="0" meta:object-count="0" meta:page-count="3" meta:paragraph-count="51" meta:word-count="281" meta:character-count="1860" meta:non-whitespace-character-count="1628"/>
    <meta:generator>LibreOffice/24.8.2.1$Windows_X86_64 LibreOffice_project/0f794b6e29741098670a3b95d60478a65d05ef13</meta:generator>
  </office:meta>
</office:document-meta>
</file>